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1ffdd9" officeooo:paragraph-rsid="001ffdd9"/>
    </style:style>
    <style:style style:name="P3" style:family="paragraph" style:parent-style-name="Text_20_body">
      <style:text-properties officeooo:rsid="002062f2" officeooo:paragraph-rsid="002062f2"/>
    </style:style>
    <style:style style:name="P4" style:family="paragraph" style:parent-style-name="Text_20_body">
      <style:text-properties fo:font-style="normal" officeooo:rsid="002464fe" officeooo:paragraph-rsid="002464fe" style:font-style-asian="normal" style:font-style-complex="normal"/>
    </style:style>
    <style:style style:name="P5" style:family="paragraph" style:parent-style-name="Text_20_body">
      <style:text-properties fo:font-style="normal" officeooo:rsid="00262575" officeooo:paragraph-rsid="00262575" style:font-style-asian="normal" style:font-style-complex="normal"/>
    </style:style>
    <style:style style:name="P6" style:family="paragraph" style:parent-style-name="Text_20_body">
      <style:text-properties officeooo:paragraph-rsid="002230eb"/>
    </style:style>
    <style:style style:name="P7" style:family="paragraph" style:parent-style-name="Text_20_body">
      <style:text-properties style:font-name="Liberation Mono" fo:font-style="normal" officeooo:rsid="002230eb" officeooo:paragraph-rsid="002230eb" style:font-style-asian="normal" style:font-style-complex="normal"/>
    </style:style>
    <style:style style:name="P8" style:family="paragraph" style:parent-style-name="Text_20_body">
      <style:text-properties style:font-name="Liberation Mono" fo:font-style="normal" officeooo:rsid="00262575" officeooo:paragraph-rsid="00262575" style:font-style-asian="normal" style:font-style-complex="normal"/>
    </style:style>
    <style:style style:name="P9" style:family="paragraph" style:parent-style-name="Title">
      <style:text-properties officeooo:rsid="001ffdd9" officeooo:paragraph-rsid="001ffdd9"/>
    </style:style>
    <style:style style:name="P10" style:family="paragraph" style:parent-style-name="Heading_20_1">
      <style:text-properties officeooo:rsid="00262575" officeooo:paragraph-rsid="00262575"/>
    </style:style>
    <style:style style:name="P11" style:family="paragraph" style:parent-style-name="Heading_20_1">
      <style:paragraph-properties fo:break-before="page"/>
      <style:text-properties officeooo:rsid="001ffdd9" officeooo:paragraph-rsid="001ffdd9"/>
    </style:style>
    <style:style style:name="P12" style:family="paragraph" style:parent-style-name="Text_20_body">
      <style:text-properties fo:font-style="normal" officeooo:rsid="002464fe" officeooo:paragraph-rsid="002464fe" style:font-style-asian="normal" style:font-style-complex="normal"/>
    </style:style>
    <style:style style:name="P13" style:family="paragraph" style:parent-style-name="Text_20_body">
      <style:text-properties officeooo:rsid="0027fc34" officeooo:paragraph-rsid="0027fc34"/>
    </style:style>
    <style:style style:name="P14" style:family="paragraph" style:parent-style-name="Text_20_body">
      <style:text-properties style:font-name="Liberation Mono" officeooo:rsid="0027fc34" officeooo:paragraph-rsid="0027fc34"/>
    </style:style>
    <style:style style:name="P15" style:family="paragraph" style:parent-style-name="Text_20_body">
      <style:text-properties style:font-name="Liberation Mono" officeooo:rsid="00299ebd" officeooo:paragraph-rsid="00299ebd"/>
    </style:style>
    <style:style style:name="P16" style:family="paragraph" style:parent-style-name="Text_20_body">
      <style:text-properties style:font-name="Liberation Serif" officeooo:rsid="0027fc34" officeooo:paragraph-rsid="0027fc34"/>
    </style:style>
    <style:style style:name="P17" style:family="paragraph" style:parent-style-name="Text_20_body">
      <style:text-properties style:font-name="Liberation Serif" officeooo:rsid="00299ebd" officeooo:paragraph-rsid="00299ebd"/>
    </style:style>
    <style:style style:name="P18" style:family="paragraph" style:parent-style-name="Text_20_body">
      <style:paragraph-properties style:writing-mode="lr-tb"/>
      <style:text-properties style:font-name="Liberation Mono" officeooo:rsid="00299ebd" officeooo:paragraph-rsid="00299ebd"/>
    </style:style>
    <style:style style:name="T1" style:family="text">
      <style:text-properties officeooo:rsid="002230eb"/>
    </style:style>
    <style:style style:name="T2" style:family="text">
      <style:text-properties fo:font-style="italic" officeooo:rsid="002230eb" style:font-style-asian="italic" style:font-style-complex="italic"/>
    </style:style>
    <style:style style:name="T3" style:family="text">
      <style:text-properties style:font-name="Liberation Mono" fo:font-style="normal" officeooo:rsid="002230eb" style:font-style-asian="normal" style:font-style-complex="normal"/>
    </style:style>
    <style:style style:name="T4" style:family="text">
      <style:text-properties officeooo:rsid="0023d1c4"/>
    </style:style>
    <style:style style:name="T5" style:family="text">
      <style:text-properties officeooo:rsid="00262575"/>
    </style:style>
    <style:style style:name="T6" style:family="text">
      <style:text-properties officeooo:rsid="0027fc34"/>
    </style:style>
    <style:style style:name="T7" style:family="text">
      <style:text-properties officeooo:rsid="00299eb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uide To C++ On Raspberry Pic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4280705355" text:style-name="Index_20_Link" text:visited-style-name="Index_20_Link">Setting Up Your PC for Pico C++<text:tab/>2</text:a></text:p>
          <text:p text:style-name="P1"><text:a xlink:type="simple" xlink:href="#__RefHeading___Toc108_4280705355" text:style-name="Index_20_Link" text:visited-style-name="Index_20_Link">Compiling or something<text:tab/>2</text:a></text:p>
        </text:index-body>
      </text:table-of-content>
      <text:p text:style-name="P2"/>
      <text:h text:style-name="P11" text:outline-level="1"><text:bookmark-start text:name="__RefHeading___Toc105_4280705355"/>Setting Up Your PC for Pico C++<text:bookmark-end text:name="__RefHeading___Toc105_4280705355"/></text:h>
      <text:p text:style-name="P3">If you haven’t already, clone <text:span text:style-name="T6">my</text:span> picohelp repo:</text:p>
      <text:p text:style-name="P6"><text:span text:style-name="T3">git clone git@github.com:tomm02/picohelp.git</text:span></text:p>
      <text:p text:style-name="P4">There are quite a few things that need to be installed, these can all be installed by running the pico_setup file. <text:span text:style-name="T1">Inside the picohelp repo, run the pico_setup.sh</text:span><text:span text:style-name="T2"> </text:span><text:span text:style-name="T1">file using the following commands:</text:span></text:p>
      <text:p text:style-name="P7">chmod +x pico_setup.sh</text:p>
      <text:p text:style-name="P7">./pico_setup.sh</text:p>
      <text:p text:style-name="P4">Now you have all the things required to develop C++ for the pico, you just need to set them up.</text:p>
      <text:p text:style-name="P4">You will need to setup the pico-sdk folder, this might be downloaded when you ran the pico_setup file. If you haven’t got a pico-sdk folder within the picohelp folder, you can download the pico-sdk yourself using this command:</text:p>
      <text:p text:style-name="P8">git clone https://github.com/raspberrypi/pico-sdk.git</text:p>
      <text:p text:style-name="P5">Make sure the pico-sdk folder is somewhere that it can stay permanently. Next, add the pico path using the export command</text:p>
      <text:p text:style-name="P7">export <text:span text:style-name="T4">PICO_SDK_PATH=/</text:span><text:span text:style-name="T5">path/to/pico-sdk</text:span></text:p>
      <text:p text:style-name="P5">Everything should now be setup.</text:p>
      <text:h text:style-name="P10" text:outline-level="1"><text:bookmark-start text:name="__RefHeading___Toc108_4280705355"/>Compiling <text:span text:style-name="T6">and Uploading</text:span><text:bookmark-end text:name="__RefHeading___Toc108_4280705355"/></text:h>
      <text:p text:style-name="P13">This section will run through compiling and uploading the blink program in my picoblank repo. Clone this repo using:</text:p>
      <text:p text:style-name="P14">git clone git@github.com:Tomm02/picoblank.git</text:p>
      <text:p text:style-name="P13">To compile the blink code, enter the picoblank folder in a terminal. Create a build folder, and enter it as follows</text:p>
      <text:p text:style-name="P14">mkdir build; cd build</text:p>
      <text:p text:style-name="P16">To compile the code <text:span text:style-name="T7">run the following commands</text:span></text:p>
      <text:p text:style-name="P15">cmake ..</text:p>
      <text:p text:style-name="P15">make</text:p>
      <text:p text:style-name="P17">A main.uf2 file should now have been created. To upload this uf2 file, put the pico into bootloader mode by holding the bootloader button and turning it on (you can turn it off by grounding the ‘run’ pin). You can then copy the uf2 file across by dragging it in a file manager, or you can use a command:</text:p>
      <text:p text:style-name="P18">cp main.uf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9:59:57.621960079</meta:creation-date>
    <dc:date>2021-11-26T20:47:01.195047005</dc:date>
    <meta:editing-duration>PT19M29S</meta:editing-duration>
    <meta:editing-cycles>3</meta:editing-cycles>
    <meta:generator>LibreOffice/7.1.7.2$Linux_X86_64 LibreOffice_project/10$Build-2</meta:generator>
    <meta:document-statistic meta:table-count="0" meta:image-count="0" meta:object-count="0" meta:page-count="2" meta:paragraph-count="26" meta:word-count="287" meta:character-count="1717" meta:non-whitespace-character-count="1455"/>
  </office:meta>
</office:document-meta>
</file>